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0y-128ts-128ep-128n" table:style-name="ta1" table:print="false"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Real</text:p>
          </table:table-cell>
          <table:table-cell office:value-type="string">
            <text:p>Test</text:p>
          </table:table-cell>
          <table:table-cell office:value-type="string">
            <text:p>Prediction</text:p>
          </table:table-cell>
          <table:table-cell>
            <draw:frame table:end-cell-address="'10y-128ts-128ep-128n'.K19" table:end-x="1.338cm" table:end-y="0.292cm" draw:z-index="0" draw:style-name="gr1" draw:text-style-name="P1" svg:width="14.786cm" svg:height="8.321cm" svg:x="0.101cm" svg:y="0.1cm">
              <draw:object draw:notify-on-update-of-ranges="'10y-128ts-128ep-128n'.B1:'10y-128ts-128ep-128n'.B1 '10y-128ts-128ep-128n'.B2:'10y-128ts-128ep-128n'.B30 '10y-128ts-128ep-128n'.C1:'10y-128ts-128ep-128n'.C1 '10y-128ts-128ep-128n'.C2:'10y-128ts-128ep-128n'.C30 '10y-128ts-128ep-128n'.D1:'10y-128ts-128ep-128n'.D1 '10y-128ts-128ep-128n'.D2:'10y-128ts-128ep-128n'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2018-01-02</text:p>
          </table:table-cell>
          <table:table-cell office:value-type="float" office:value="3.5325">
            <text:p>3.5325</text:p>
          </table:table-cell>
          <table:table-cell office:value-type="float" office:value="3.55335">
            <text:p>3.55335</text:p>
          </table:table-cell>
          <table:table-cell office:value-type="float" office:value="3.59322">
            <text:p>3.59322</text:p>
          </table:table-cell>
          <table:table-cell table:number-columns-repeated="7"/>
        </table:table-row>
        <table:table-row table:style-name="ro1">
          <table:table-cell office:value-type="string">
            <text:p>2018-01-03</text:p>
          </table:table-cell>
          <table:table-cell office:value-type="float" office:value="3.53">
            <text:p>3.53</text:p>
          </table:table-cell>
          <table:table-cell office:value-type="float" office:value="3.56696">
            <text:p>3.56696</text:p>
          </table:table-cell>
          <table:table-cell office:value-type="float" office:value="3.66102">
            <text:p>3.66102</text:p>
          </table:table-cell>
          <table:table-cell table:number-columns-repeated="7"/>
        </table:table-row>
        <table:table-row table:style-name="ro1">
          <table:table-cell office:value-type="string">
            <text:p>2018-01-04</text:p>
          </table:table-cell>
          <table:table-cell office:value-type="float" office:value="3.51">
            <text:p>3.51</text:p>
          </table:table-cell>
          <table:table-cell office:value-type="float" office:value="3.57161">
            <text:p>3.57161</text:p>
          </table:table-cell>
          <table:table-cell office:value-type="float" office:value="3.71079">
            <text:p>3.71079</text:p>
          </table:table-cell>
          <table:table-cell table:number-columns-repeated="7"/>
        </table:table-row>
        <table:table-row table:style-name="ro1">
          <table:table-cell office:value-type="string">
            <text:p>2018-01-05</text:p>
          </table:table-cell>
          <table:table-cell office:value-type="float" office:value="3.5125">
            <text:p>3.5125</text:p>
          </table:table-cell>
          <table:table-cell office:value-type="float" office:value="3.55804">
            <text:p>3.55804</text:p>
          </table:table-cell>
          <table:table-cell office:value-type="float" office:value="3.74894">
            <text:p>3.74894</text:p>
          </table:table-cell>
          <table:table-cell table:number-columns-repeated="7"/>
        </table:table-row>
        <table:table-row table:style-name="ro1">
          <table:table-cell office:value-type="string">
            <text:p>2018-01-08</text:p>
          </table:table-cell>
          <table:table-cell office:value-type="float" office:value="3.4725">
            <text:p>3.4725</text:p>
          </table:table-cell>
          <table:table-cell office:value-type="float" office:value="3.55429">
            <text:p>3.55429</text:p>
          </table:table-cell>
          <table:table-cell office:value-type="float" office:value="3.78024">
            <text:p>3.78024</text:p>
          </table:table-cell>
          <table:table-cell table:number-columns-repeated="7"/>
        </table:table-row>
        <table:table-row table:style-name="ro1">
          <table:table-cell office:value-type="string">
            <text:p>2018-01-09</text:p>
          </table:table-cell>
          <table:table-cell office:value-type="float" office:value="3.49">
            <text:p>3.49</text:p>
          </table:table-cell>
          <table:table-cell office:value-type="float" office:value="3.52742">
            <text:p>3.52742</text:p>
          </table:table-cell>
          <table:table-cell office:value-type="float" office:value="3.8089">
            <text:p>3.8089</text:p>
          </table:table-cell>
          <table:table-cell table:number-columns-repeated="7"/>
        </table:table-row>
        <table:table-row table:style-name="ro1">
          <table:table-cell office:value-type="string">
            <text:p>2018-01-10</text:p>
          </table:table-cell>
          <table:table-cell office:value-type="float" office:value="3.49">
            <text:p>3.49</text:p>
          </table:table-cell>
          <table:table-cell office:value-type="float" office:value="3.5304">
            <text:p>3.5304</text:p>
          </table:table-cell>
          <table:table-cell office:value-type="float" office:value="3.83574">
            <text:p>3.83574</text:p>
          </table:table-cell>
          <table:table-cell table:number-columns-repeated="7"/>
        </table:table-row>
        <table:table-row table:style-name="ro1">
          <table:table-cell office:value-type="string">
            <text:p>2018-01-11</text:p>
          </table:table-cell>
          <table:table-cell office:value-type="float" office:value="3.4875">
            <text:p>3.4875</text:p>
          </table:table-cell>
          <table:table-cell office:value-type="float" office:value="3.53477">
            <text:p>3.53477</text:p>
          </table:table-cell>
          <table:table-cell office:value-type="float" office:value="3.86091">
            <text:p>3.86091</text:p>
          </table:table-cell>
          <table:table-cell table:number-columns-repeated="7"/>
        </table:table-row>
        <table:table-row table:style-name="ro1">
          <table:table-cell office:value-type="string">
            <text:p>2018-01-12</text:p>
          </table:table-cell>
          <table:table-cell office:value-type="float" office:value="3.4625">
            <text:p>3.4625</text:p>
          </table:table-cell>
          <table:table-cell office:value-type="float" office:value="3.53451">
            <text:p>3.53451</text:p>
          </table:table-cell>
          <table:table-cell office:value-type="float" office:value="3.88467">
            <text:p>3.88467</text:p>
          </table:table-cell>
          <table:table-cell table:number-columns-repeated="7"/>
        </table:table-row>
        <table:table-row table:style-name="ro1">
          <table:table-cell office:value-type="string">
            <text:p>2018-01-16</text:p>
          </table:table-cell>
          <table:table-cell office:value-type="float" office:value="3.4825">
            <text:p>3.4825</text:p>
          </table:table-cell>
          <table:table-cell office:value-type="float" office:value="3.51701">
            <text:p>3.51701</text:p>
          </table:table-cell>
          <table:table-cell office:value-type="float" office:value="3.90744">
            <text:p>3.90744</text:p>
          </table:table-cell>
          <table:table-cell table:number-columns-repeated="7"/>
        </table:table-row>
        <table:table-row table:style-name="ro1">
          <table:table-cell office:value-type="string">
            <text:p>2018-01-17</text:p>
          </table:table-cell>
          <table:table-cell office:value-type="float" office:value="3.53">
            <text:p>3.53</text:p>
          </table:table-cell>
          <table:table-cell office:value-type="float" office:value="3.5244">
            <text:p>3.5244</text:p>
          </table:table-cell>
          <table:table-cell office:value-type="float" office:value="3.92956">
            <text:p>3.92956</text:p>
          </table:table-cell>
          <table:table-cell table:number-columns-repeated="7"/>
        </table:table-row>
        <table:table-row table:style-name="ro1">
          <table:table-cell office:value-type="string">
            <text:p>2018-01-18</text:p>
          </table:table-cell>
          <table:table-cell office:value-type="float" office:value="3.515">
            <text:p>3.515</text:p>
          </table:table-cell>
          <table:table-cell office:value-type="float" office:value="3.5615">
            <text:p>3.5615</text:p>
          </table:table-cell>
          <table:table-cell office:value-type="float" office:value="3.95121">
            <text:p>3.95121</text:p>
          </table:table-cell>
          <table:table-cell table:number-columns-repeated="7"/>
        </table:table-row>
        <table:table-row table:style-name="ro1">
          <table:table-cell office:value-type="string">
            <text:p>2018-01-19</text:p>
          </table:table-cell>
          <table:table-cell office:value-type="float" office:value="3.525">
            <text:p>3.525</text:p>
          </table:table-cell>
          <table:table-cell office:value-type="float" office:value="3.56347">
            <text:p>3.56347</text:p>
          </table:table-cell>
          <table:table-cell office:value-type="float" office:value="3.97241">
            <text:p>3.97241</text:p>
          </table:table-cell>
          <table:table-cell table:number-columns-repeated="7"/>
        </table:table-row>
        <table:table-row table:style-name="ro1">
          <table:table-cell office:value-type="string">
            <text:p>2018-01-22</text:p>
          </table:table-cell>
          <table:table-cell office:value-type="float" office:value="3.52">
            <text:p>3.52</text:p>
          </table:table-cell>
          <table:table-cell office:value-type="float" office:value="3.56645">
            <text:p>3.56645</text:p>
          </table:table-cell>
          <table:table-cell office:value-type="float" office:value="3.99305">
            <text:p>3.99305</text:p>
          </table:table-cell>
          <table:table-cell table:number-columns-repeated="7"/>
        </table:table-row>
        <table:table-row table:style-name="ro1">
          <table:table-cell office:value-type="string">
            <text:p>2018-01-23</text:p>
          </table:table-cell>
          <table:table-cell office:value-type="float" office:value="3.5125">
            <text:p>3.5125</text:p>
          </table:table-cell>
          <table:table-cell office:value-type="float" office:value="3.56347">
            <text:p>3.56347</text:p>
          </table:table-cell>
          <table:table-cell office:value-type="float" office:value="4.01303">
            <text:p>4.01303</text:p>
          </table:table-cell>
          <table:table-cell table:number-columns-repeated="7"/>
        </table:table-row>
        <table:table-row table:style-name="ro1">
          <table:table-cell office:value-type="string">
            <text:p>2018-01-24</text:p>
          </table:table-cell>
          <table:table-cell office:value-type="float" office:value="3.565">
            <text:p>3.565</text:p>
          </table:table-cell>
          <table:table-cell office:value-type="float" office:value="3.55692">
            <text:p>3.55692</text:p>
          </table:table-cell>
          <table:table-cell office:value-type="float" office:value="4.03221">
            <text:p>4.03221</text:p>
          </table:table-cell>
          <table:table-cell table:number-columns-repeated="7"/>
        </table:table-row>
        <table:table-row table:style-name="ro1">
          <table:table-cell office:value-type="string">
            <text:p>2018-01-25</text:p>
          </table:table-cell>
          <table:table-cell office:value-type="float" office:value="3.5525">
            <text:p>3.5525</text:p>
          </table:table-cell>
          <table:table-cell office:value-type="float" office:value="3.59088">
            <text:p>3.59088</text:p>
          </table:table-cell>
          <table:table-cell office:value-type="float" office:value="4.05051">
            <text:p>4.05051</text:p>
          </table:table-cell>
          <table:table-cell table:number-columns-repeated="7"/>
        </table:table-row>
        <table:table-row table:style-name="ro1">
          <table:table-cell office:value-type="string">
            <text:p>2018-01-26</text:p>
          </table:table-cell>
          <table:table-cell office:value-type="float" office:value="3.565">
            <text:p>3.565</text:p>
          </table:table-cell>
          <table:table-cell office:value-type="float" office:value="3.5949">
            <text:p>3.5949</text:p>
          </table:table-cell>
          <table:table-cell office:value-type="float" office:value="4.06783">
            <text:p>4.06783</text:p>
          </table:table-cell>
          <table:table-cell table:number-columns-repeated="7"/>
        </table:table-row>
        <table:table-row table:style-name="ro1">
          <table:table-cell office:value-type="string">
            <text:p>2018-01-29</text:p>
          </table:table-cell>
          <table:table-cell office:value-type="float" office:value="3.5875">
            <text:p>3.5875</text:p>
          </table:table-cell>
          <table:table-cell office:value-type="float" office:value="3.60078">
            <text:p>3.60078</text:p>
          </table:table-cell>
          <table:table-cell office:value-type="float" office:value="4.08415">
            <text:p>4.08415</text:p>
          </table:table-cell>
          <table:table-cell table:number-columns-repeated="7"/>
        </table:table-row>
        <table:table-row table:style-name="ro1">
          <table:table-cell office:value-type="string">
            <text:p>2018-01-30</text:p>
          </table:table-cell>
          <table:table-cell office:value-type="float" office:value="3.615">
            <text:p>3.615</text:p>
          </table:table-cell>
          <table:table-cell office:value-type="float" office:value="3.6174">
            <text:p>3.6174</text:p>
          </table:table-cell>
          <table:table-cell office:value-type="float" office:value="4.09944">
            <text:p>4.09944</text:p>
          </table:table-cell>
          <table:table-cell table:number-columns-repeated="7"/>
        </table:table-row>
        <table:table-row table:style-name="ro1">
          <table:table-cell office:value-type="string">
            <text:p>2018-01-31</text:p>
          </table:table-cell>
          <table:table-cell office:value-type="float" office:value="3.615">
            <text:p>3.615</text:p>
          </table:table-cell>
          <table:table-cell office:value-type="float" office:value="3.64121">
            <text:p>3.64121</text:p>
          </table:table-cell>
          <table:table-cell office:value-type="float" office:value="4.1137">
            <text:p>4.1137</text:p>
          </table:table-cell>
          <table:table-cell table:number-columns-repeated="7"/>
        </table:table-row>
        <table:table-row table:style-name="ro1">
          <table:table-cell office:value-type="string">
            <text:p>2018-02-01</text:p>
          </table:table-cell>
          <table:table-cell office:value-type="float" office:value="3.6175">
            <text:p>3.6175</text:p>
          </table:table-cell>
          <table:table-cell office:value-type="float" office:value="3.64721">
            <text:p>3.64721</text:p>
          </table:table-cell>
          <table:table-cell office:value-type="float" office:value="4.12694">
            <text:p>4.12694</text:p>
          </table:table-cell>
          <table:table-cell table:number-columns-repeated="7"/>
        </table:table-row>
        <table:table-row table:style-name="ro1">
          <table:table-cell office:value-type="string">
            <text:p>2018-02-02</text:p>
          </table:table-cell>
          <table:table-cell office:value-type="float" office:value="3.615">
            <text:p>3.615</text:p>
          </table:table-cell>
          <table:table-cell office:value-type="float" office:value="3.64792">
            <text:p>3.64792</text:p>
          </table:table-cell>
          <table:table-cell office:value-type="float" office:value="4.13919">
            <text:p>4.13919</text:p>
          </table:table-cell>
          <table:table-cell table:number-columns-repeated="7"/>
        </table:table-row>
        <table:table-row table:style-name="ro1">
          <table:table-cell office:value-type="string">
            <text:p>2018-02-05</text:p>
          </table:table-cell>
          <table:table-cell office:value-type="float" office:value="3.5875">
            <text:p>3.5875</text:p>
          </table:table-cell>
          <table:table-cell office:value-type="float" office:value="3.64542">
            <text:p>3.64542</text:p>
          </table:table-cell>
          <table:table-cell office:value-type="float" office:value="4.15049">
            <text:p>4.15049</text:p>
          </table:table-cell>
          <table:table-cell table:number-columns-repeated="7"/>
        </table:table-row>
        <table:table-row table:style-name="ro1">
          <table:table-cell office:value-type="string">
            <text:p>2018-02-06</text:p>
          </table:table-cell>
          <table:table-cell office:value-type="float" office:value="3.635">
            <text:p>3.635</text:p>
          </table:table-cell>
          <table:table-cell office:value-type="float" office:value="3.62545">
            <text:p>3.62545</text:p>
          </table:table-cell>
          <table:table-cell office:value-type="float" office:value="4.16086">
            <text:p>4.16086</text:p>
          </table:table-cell>
          <table:table-cell table:number-columns-repeated="7"/>
        </table:table-row>
        <table:table-row table:style-name="ro1">
          <table:table-cell office:value-type="string">
            <text:p>2018-02-07</text:p>
          </table:table-cell>
          <table:table-cell office:value-type="float" office:value="3.6525">
            <text:p>3.6525</text:p>
          </table:table-cell>
          <table:table-cell office:value-type="float" office:value="3.65163">
            <text:p>3.65163</text:p>
          </table:table-cell>
          <table:table-cell office:value-type="float" office:value="4.17034">
            <text:p>4.17034</text:p>
          </table:table-cell>
          <table:table-cell table:number-columns-repeated="7"/>
        </table:table-row>
        <table:table-row table:style-name="ro1">
          <table:table-cell office:value-type="string">
            <text:p>2018-02-08</text:p>
          </table:table-cell>
          <table:table-cell office:value-type="float" office:value="3.6575">
            <text:p>3.6575</text:p>
          </table:table-cell>
          <table:table-cell office:value-type="float" office:value="3.67514">
            <text:p>3.67514</text:p>
          </table:table-cell>
          <table:table-cell office:value-type="float" office:value="4.17897">
            <text:p>4.17897</text:p>
          </table:table-cell>
          <table:table-cell table:number-columns-repeated="7"/>
        </table:table-row>
        <table:table-row table:style-name="ro1">
          <table:table-cell office:value-type="string">
            <text:p>2018-02-09</text:p>
          </table:table-cell>
          <table:table-cell office:value-type="float" office:value="3.62">
            <text:p>3.62</text:p>
          </table:table-cell>
          <table:table-cell office:value-type="float" office:value="3.68361">
            <text:p>3.68361</text:p>
          </table:table-cell>
          <table:table-cell office:value-type="float" office:value="4.1868">
            <text:p>4.1868</text:p>
          </table:table-cell>
          <table:table-cell table:number-columns-repeated="7"/>
        </table:table-row>
        <table:table-row table:style-name="ro1">
          <table:table-cell office:value-type="string">
            <text:p>2018-02-12</text:p>
          </table:table-cell>
          <table:table-cell office:value-type="float" office:value="3.67">
            <text:p>3.67</text:p>
          </table:table-cell>
          <table:table-cell office:value-type="float" office:value="3.65748">
            <text:p>3.65748</text:p>
          </table:table-cell>
          <table:table-cell office:value-type="float" office:value="4.19385">
            <text:p>4.19385</text:p>
          </table:table-cell>
          <table:table-cell table:number-columns-repeated="7"/>
        </table:table-row>
        <table:table-row table:style-name="ro1" table:number-rows-repeated="98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XX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18/02/2018</text:date>, <text:time>00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6T23:20:28.94</meta:creation-date>
    <dc:date>2018-02-18T00:01:55.50</dc:date>
    <dc:creator>SERGIO SARAIVA</dc:creator>
    <meta:editing-duration>PT6H57M43S</meta:editing-duration>
    <meta:editing-cycles>4</meta:editing-cycles>
    <meta:generator>OpenOffice/4.1.5$Win32 OpenOffice.org_project/415m1$Build-9789</meta:generator>
    <meta:document-statistic meta:table-count="1" meta:cell-count="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87cm" svg:height="8.322cm" xlink:href=".." xlink:type="simple" chart:class="chart:line" chart:style-name="ch1">
        <chart:title svg:x="6.251cm" svg:y="0.302cm" chart:style-name="ch2">
          <text:p>Corn Price</text:p>
        </chart:title>
        <chart:legend chart:legend-position="end" svg:x="11.908cm" svg:y="3.325cm" style:legend-expansion="high" chart:style-name="ch3"/>
        <chart:plot-area chart:style-name="ch4" table:cell-range-address="'10y-128ts-128ep-128n'.B1:'10y-128ts-128ep-128n'.D30" chart:data-source-has-labels="row" svg:x="1.549cm" svg:y="1.579cm" svg:width="9.769cm" svg:height="5.569cm">
          <chartooo:coordinate-region svg:x="2.276cm" svg:y="1.792cm" svg:width="8.855cm" svg:height="4.259cm"/>
          <chart:axis chart:dimension="x" chart:name="primary-x" chart:style-name="ch5">
            <chart:title svg:x="5.582cm" svg:y="7.315cm" chart:style-name="ch6">
              <text:p>Day (2018)</text:p>
            </chart:title>
          </chart:axis>
          <chart:axis chart:dimension="y" chart:name="primary-y" chart:style-name="ch7">
            <chart:title svg:x="0.451cm" svg:y="4.07cm" chart:style-name="ch6">
              <text:p>USD</text:p>
            </chart:title>
            <chart:grid chart:style-name="ch8" chart:class="major"/>
          </chart:axis>
          <chart:series chart:style-name="ch9" chart:values-cell-range-address="'10y-128ts-128ep-128n'.B2:'10y-128ts-128ep-128n'.B30" chart:label-cell-address="'10y-128ts-128ep-128n'.B1:'10y-128ts-128ep-128n'.B1" chart:class="chart:line">
            <chart:data-point chart:repeated="29"/>
          </chart:series>
          <chart:series chart:style-name="ch10" chart:values-cell-range-address="'10y-128ts-128ep-128n'.C2:'10y-128ts-128ep-128n'.C30" chart:label-cell-address="'10y-128ts-128ep-128n'.C1:'10y-128ts-128ep-128n'.C1" chart:class="chart:line">
            <chart:data-point chart:repeated="29"/>
          </chart:series>
          <chart:series chart:style-name="ch11" chart:values-cell-range-address="'10y-128ts-128ep-128n'.D2:'10y-128ts-128ep-128n'.D30" chart:label-cell-address="'10y-128ts-128ep-128n'.D1:'10y-128ts-128ep-128n'.D1" chart:class="chart:line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10y-128ts-128ep-128n'.B1:'10y-128ts-128ep-128n'.B1</svg:desc>
                </draw:g>
              </table:table-cell>
              <table:table-cell office:value-type="string">
                <text:p>Test</text:p>
                <draw:g>
                  <svg:desc>'10y-128ts-128ep-128n'.C1:'10y-128ts-128ep-128n'.C1</svg:desc>
                </draw:g>
              </table:table-cell>
              <table:table-cell office:value-type="string">
                <text:p>Prediction</text:p>
                <draw:g>
                  <svg:desc>'10y-128ts-128ep-128n'.D1:'10y-128ts-128ep-128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325">
                <text:p>3.5325</text:p>
                <draw:g>
                  <svg:desc>'10y-128ts-128ep-128n'.B2:'10y-128ts-128ep-128n'.B30</svg:desc>
                </draw:g>
              </table:table-cell>
              <table:table-cell office:value-type="float" office:value="3.55335">
                <text:p>3.55335</text:p>
                <draw:g>
                  <svg:desc>'10y-128ts-128ep-128n'.C2:'10y-128ts-128ep-128n'.C30</svg:desc>
                </draw:g>
              </table:table-cell>
              <table:table-cell office:value-type="float" office:value="3.59322">
                <text:p>3.59322</text:p>
                <draw:g>
                  <svg:desc>'10y-128ts-128ep-128n'.D2:'10y-128ts-128ep-128n'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3">
                <text:p>3.53</text:p>
              </table:table-cell>
              <table:table-cell office:value-type="float" office:value="3.56696">
                <text:p>3.56696</text:p>
              </table:table-cell>
              <table:table-cell office:value-type="float" office:value="3.66102">
                <text:p>3.66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1">
                <text:p>3.51</text:p>
              </table:table-cell>
              <table:table-cell office:value-type="float" office:value="3.57161">
                <text:p>3.57161</text:p>
              </table:table-cell>
              <table:table-cell office:value-type="float" office:value="3.71079">
                <text:p>3.71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125">
                <text:p>3.5125</text:p>
              </table:table-cell>
              <table:table-cell office:value-type="float" office:value="3.55804">
                <text:p>3.55804</text:p>
              </table:table-cell>
              <table:table-cell office:value-type="float" office:value="3.74894">
                <text:p>3.7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725">
                <text:p>3.4725</text:p>
              </table:table-cell>
              <table:table-cell office:value-type="float" office:value="3.55429">
                <text:p>3.55429</text:p>
              </table:table-cell>
              <table:table-cell office:value-type="float" office:value="3.78024">
                <text:p>3.78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9">
                <text:p>3.49</text:p>
              </table:table-cell>
              <table:table-cell office:value-type="float" office:value="3.52742">
                <text:p>3.52742</text:p>
              </table:table-cell>
              <table:table-cell office:value-type="float" office:value="3.8089">
                <text:p>3.8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  <table:table-cell office:value-type="float" office:value="3.5304">
                <text:p>3.5304</text:p>
              </table:table-cell>
              <table:table-cell office:value-type="float" office:value="3.83574">
                <text:p>3.835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875">
                <text:p>3.4875</text:p>
              </table:table-cell>
              <table:table-cell office:value-type="float" office:value="3.53477">
                <text:p>3.53477</text:p>
              </table:table-cell>
              <table:table-cell office:value-type="float" office:value="3.86091">
                <text:p>3.86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625">
                <text:p>3.4625</text:p>
              </table:table-cell>
              <table:table-cell office:value-type="float" office:value="3.53451">
                <text:p>3.53451</text:p>
              </table:table-cell>
              <table:table-cell office:value-type="float" office:value="3.88467">
                <text:p>3.88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825">
                <text:p>3.4825</text:p>
              </table:table-cell>
              <table:table-cell office:value-type="float" office:value="3.51701">
                <text:p>3.51701</text:p>
              </table:table-cell>
              <table:table-cell office:value-type="float" office:value="3.90744">
                <text:p>3.90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3">
                <text:p>3.53</text:p>
              </table:table-cell>
              <table:table-cell office:value-type="float" office:value="3.5244">
                <text:p>3.5244</text:p>
              </table:table-cell>
              <table:table-cell office:value-type="float" office:value="3.92956">
                <text:p>3.92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15">
                <text:p>3.515</text:p>
              </table:table-cell>
              <table:table-cell office:value-type="float" office:value="3.5615">
                <text:p>3.5615</text:p>
              </table:table-cell>
              <table:table-cell office:value-type="float" office:value="3.95121">
                <text:p>3.95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5">
                <text:p>3.525</text:p>
              </table:table-cell>
              <table:table-cell office:value-type="float" office:value="3.56347">
                <text:p>3.56347</text:p>
              </table:table-cell>
              <table:table-cell office:value-type="float" office:value="3.97241">
                <text:p>3.97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2">
                <text:p>3.52</text:p>
              </table:table-cell>
              <table:table-cell office:value-type="float" office:value="3.56645">
                <text:p>3.56645</text:p>
              </table:table-cell>
              <table:table-cell office:value-type="float" office:value="3.99305">
                <text:p>3.99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25">
                <text:p>3.5125</text:p>
              </table:table-cell>
              <table:table-cell office:value-type="float" office:value="3.56347">
                <text:p>3.56347</text:p>
              </table:table-cell>
              <table:table-cell office:value-type="float" office:value="4.01303">
                <text:p>4.01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65">
                <text:p>3.565</text:p>
              </table:table-cell>
              <table:table-cell office:value-type="float" office:value="3.55692">
                <text:p>3.55692</text:p>
              </table:table-cell>
              <table:table-cell office:value-type="float" office:value="4.03221">
                <text:p>4.03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525">
                <text:p>3.5525</text:p>
              </table:table-cell>
              <table:table-cell office:value-type="float" office:value="3.59088">
                <text:p>3.59088</text:p>
              </table:table-cell>
              <table:table-cell office:value-type="float" office:value="4.05051">
                <text:p>4.05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65">
                <text:p>3.565</text:p>
              </table:table-cell>
              <table:table-cell office:value-type="float" office:value="3.5949">
                <text:p>3.5949</text:p>
              </table:table-cell>
              <table:table-cell office:value-type="float" office:value="4.06783">
                <text:p>4.06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875">
                <text:p>3.5875</text:p>
              </table:table-cell>
              <table:table-cell office:value-type="float" office:value="3.60078">
                <text:p>3.60078</text:p>
              </table:table-cell>
              <table:table-cell office:value-type="float" office:value="4.08415">
                <text:p>4.08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5">
                <text:p>3.615</text:p>
              </table:table-cell>
              <table:table-cell office:value-type="float" office:value="3.6174">
                <text:p>3.6174</text:p>
              </table:table-cell>
              <table:table-cell office:value-type="float" office:value="4.09944">
                <text:p>4.0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15">
                <text:p>3.615</text:p>
              </table:table-cell>
              <table:table-cell office:value-type="float" office:value="3.64121">
                <text:p>3.64121</text:p>
              </table:table-cell>
              <table:table-cell office:value-type="float" office:value="4.1137">
                <text:p>4.1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175">
                <text:p>3.6175</text:p>
              </table:table-cell>
              <table:table-cell office:value-type="float" office:value="3.64721">
                <text:p>3.64721</text:p>
              </table:table-cell>
              <table:table-cell office:value-type="float" office:value="4.12694">
                <text:p>4.12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15">
                <text:p>3.615</text:p>
              </table:table-cell>
              <table:table-cell office:value-type="float" office:value="3.64792">
                <text:p>3.64792</text:p>
              </table:table-cell>
              <table:table-cell office:value-type="float" office:value="4.13919">
                <text:p>4.139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5875">
                <text:p>3.5875</text:p>
              </table:table-cell>
              <table:table-cell office:value-type="float" office:value="3.64542">
                <text:p>3.64542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5">
                <text:p>3.635</text:p>
              </table:table-cell>
              <table:table-cell office:value-type="float" office:value="3.62545">
                <text:p>3.62545</text:p>
              </table:table-cell>
              <table:table-cell office:value-type="float" office:value="4.16086">
                <text:p>4.16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525">
                <text:p>3.6525</text:p>
              </table:table-cell>
              <table:table-cell office:value-type="float" office:value="3.65163">
                <text:p>3.65163</text:p>
              </table:table-cell>
              <table:table-cell office:value-type="float" office:value="4.17034">
                <text:p>4.17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575">
                <text:p>3.6575</text:p>
              </table:table-cell>
              <table:table-cell office:value-type="float" office:value="3.67514">
                <text:p>3.67514</text:p>
              </table:table-cell>
              <table:table-cell office:value-type="float" office:value="4.17897">
                <text:p>4.17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2">
                <text:p>3.62</text:p>
              </table:table-cell>
              <table:table-cell office:value-type="float" office:value="3.68361">
                <text:p>3.68361</text:p>
              </table:table-cell>
              <table:table-cell office:value-type="float" office:value="4.1868">
                <text:p>4.1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7">
                <text:p>3.67</text:p>
              </table:table-cell>
              <table:table-cell office:value-type="float" office:value="3.65748">
                <text:p>3.65748</text:p>
              </table:table-cell>
              <table:table-cell office:value-type="float" office:value="4.19385">
                <text:p>4.19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